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52mm"/>
    </style:style>
    <style:style style:name="co2" style:family="table-column">
      <style:table-column-properties fo:break-before="auto" style:column-width="21.33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_rand" table:style-name="ta1">
        <table:shapes>
          <draw:frame draw:z-index="0" draw:style-name="gr1" draw:text-style-name="P1" svg:width="152.42mm" svg:height="83.31mm" svg:x="171.05mm" svg:y="2.48mm">
            <loext:p draw:notify-on-update-of-ranges="data_rand.A1:data_rand.A1 data_rand.A2:data_rand.A17 data_rand.B1:data_rand.B1 data_rand.B2:data_rand.B17 data_rand.A1:data_rand.A1 data_rand.A2:data_rand.A17 data_rand.C1:data_rand.C1 data_rand.C2:data_rand.C17 data_rand.A1:data_rand.A1 data_rand.A2:data_rand.A17 data_rand.D1:data_rand.D1 data_rand.D2:data_rand.D17 data_rand.A1:data_rand.A1 data_rand.A2:data_rand.A17 data_rand.E1:data_rand.E1 data_rand.E2:data_rand.E17 data_rand.A1:data_rand.A1 data_rand.A2:data_rand.A17 data_rand.G1:data_rand.G1 data_rand.G2:data_rand.G17 data_rand.A1:data_rand.A1 data_rand.A2:data_rand.A17 data_rand.H1:data_rand.H1 data_rand.H2:data_rand.H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74mm" svg:height="92.79mm" svg:x="173.46mm" svg:y="91.32mm">
            <loext:p draw:notify-on-update-of-ranges="data_rand.A1:data_rand.A1 data_rand.A2:data_rand.A17 data_rand.E1:data_rand.E1 data_rand.E2:data_rand.E17 data_rand.A1:data_rand.A1 data_rand.A2:data_rand.A17 data_rand.G1:data_rand.G1 data_rand.G2:data_rand.G17 data_rand.A1:data_rand.A1 data_rand.A2:data_rand.A17 data_rand.H1:data_rand.H1 data_rand.H2:data_rand.H1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54mm" svg:height="89.93mm" svg:x="3.28mm" svg:y="86.17mm">
            <loext:p draw:notify-on-update-of-ranges="data_rand.A1:data_rand.A1 data_rand.A2:data_rand.A4 data_rand.B1:data_rand.B1 data_rand.B2:data_rand.B4 data_rand.A1:data_rand.A1 data_rand.A2:data_rand.A4 data_rand.C1:data_rand.C1 data_rand.C2:data_rand.C4 data_rand.A1:data_rand.A1 data_rand.A2:data_rand.A4 data_rand.D1:data_rand.D1 data_rand.D2:data_rand.D4 data_rand.A1:data_rand.A1 data_rand.A2:data_rand.A4 data_rand.E1:data_rand.E1 data_rand.E2:data_rand.E4 data_rand.A1:data_rand.A1 data_rand.A2:data_rand.A4 data_rand.F1:data_rand.F1 data_rand.F2:data_rand.F4 data_rand.A1:data_rand.A1 data_rand.A2:data_rand.A4 data_rand.G1:data_rand.G1 data_rand.G2:data_rand.G4 data_rand.A1:data_rand.A1 data_rand.A2:data_rand.A4 data_rand.H1:data_rand.H1 data_rand.H2:data_rand.H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N </text:p>
          </table:table-cell>
          <table:table-cell office:value-type="string" calcext:value-type="string">
            <text:p>bub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in_merge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quick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.000005" calcext:value-type="float">
            <text:p>0.000005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0" calcext:value-type="float">
            <text:p>0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.000005" calcext:value-type="float">
            <text:p>0.0000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" calcext:value-type="float">
            <text:p>0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0.000008" calcext:value-type="float">
            <text:p>0.00000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0034" calcext:value-type="float">
            <text:p>0.000034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007" calcext:value-type="float">
            <text:p>0.00000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0065" calcext:value-type="float">
            <text:p>0.000065</text:p>
          </table:table-cell>
          <table:table-cell office:value-type="float" office:value="0.000033" calcext:value-type="float">
            <text:p>0.000033</text:p>
          </table:table-cell>
          <table:table-cell office:value-type="float" office:value="0.000017" calcext:value-type="float">
            <text:p>0.000017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" calcext:value-type="float">
            <text:p>0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0.000016" calcext:value-type="float">
            <text:p>0.00001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0176" calcext:value-type="float">
            <text:p>0.000176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.000062" calcext:value-type="float">
            <text:p>0.000062</text:p>
          </table:table-cell>
          <table:table-cell office:value-type="float" office:value="0.000045" calcext:value-type="float">
            <text:p>0.000045</text:p>
          </table:table-cell>
          <table:table-cell office:value-type="float" office:value="0" calcext:value-type="float">
            <text:p>0</text:p>
          </table:table-cell>
          <table:table-cell office:value-type="float" office:value="0.000032" calcext:value-type="float">
            <text:p>0.000032</text:p>
          </table:table-cell>
          <table:table-cell office:value-type="float" office:value="0.000034" calcext:value-type="float">
            <text:p>0.00003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00484" calcext:value-type="float">
            <text:p>0.000484</text:p>
          </table:table-cell>
          <table:table-cell office:value-type="float" office:value="0.000358" calcext:value-type="float">
            <text:p>0.000358</text:p>
          </table:table-cell>
          <table:table-cell office:value-type="float" office:value="0.000169" calcext:value-type="float">
            <text:p>0.000169</text:p>
          </table:table-cell>
          <table:table-cell office:value-type="float" office:value="0.000077" calcext:value-type="float">
            <text:p>0.000077</text:p>
          </table:table-cell>
          <table:table-cell office:value-type="float" office:value="0" calcext:value-type="float">
            <text:p>0</text:p>
          </table:table-cell>
          <table:table-cell office:value-type="float" office:value="0.000058" calcext:value-type="float">
            <text:p>0.000058</text:p>
          </table:table-cell>
          <table:table-cell office:value-type="float" office:value="0.000059" calcext:value-type="float">
            <text:p>0.000059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002777" calcext:value-type="float">
            <text:p>0.002777</text:p>
          </table:table-cell>
          <table:table-cell office:value-type="float" office:value="0.00131" calcext:value-type="float">
            <text:p>0.00131</text:p>
          </table:table-cell>
          <table:table-cell office:value-type="float" office:value="0.000669" calcext:value-type="float">
            <text:p>0.000669</text:p>
          </table:table-cell>
          <table:table-cell office:value-type="float" office:value="0.000174" calcext:value-type="float">
            <text:p>0.000174</text:p>
          </table:table-cell>
          <table:table-cell office:value-type="float" office:value="0" calcext:value-type="float">
            <text:p>0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.000131" calcext:value-type="float">
            <text:p>0.000131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0.00695" calcext:value-type="float">
            <text:p>0.00695</text:p>
          </table:table-cell>
          <table:table-cell office:value-type="float" office:value="0.003619" calcext:value-type="float">
            <text:p>0.003619</text:p>
          </table:table-cell>
          <table:table-cell office:value-type="float" office:value="0.002168" calcext:value-type="float">
            <text:p>0.002168</text:p>
          </table:table-cell>
          <table:table-cell office:value-type="float" office:value="0.000304" calcext:value-type="float">
            <text:p>0.000304</text:p>
          </table:table-cell>
          <table:table-cell office:value-type="float" office:value="0" calcext:value-type="float">
            <text:p>0</text:p>
          </table:table-cell>
          <table:table-cell office:value-type="float" office:value="0.000199" calcext:value-type="float">
            <text:p>0.000199</text:p>
          </table:table-cell>
          <table:table-cell office:value-type="float" office:value="0.00022" calcext:value-type="float">
            <text:p>0.00022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0.024161" calcext:value-type="float">
            <text:p>0.024161</text:p>
          </table:table-cell>
          <table:table-cell office:value-type="float" office:value="0.014457" calcext:value-type="float">
            <text:p>0.014457</text:p>
          </table:table-cell>
          <table:table-cell office:value-type="float" office:value="0.007767" calcext:value-type="float">
            <text:p>0.007767</text:p>
          </table:table-cell>
          <table:table-cell office:value-type="float" office:value="0.000576" calcext:value-type="float">
            <text:p>0.000576</text:p>
          </table:table-cell>
          <table:table-cell office:value-type="float" office:value="0" calcext:value-type="float">
            <text:p>0</text:p>
          </table:table-cell>
          <table:table-cell office:value-type="float" office:value="0.000448" calcext:value-type="float">
            <text:p>0.000448</text:p>
          </table:table-cell>
          <table:table-cell office:value-type="float" office:value="0.000461" calcext:value-type="float">
            <text:p>0.000461</text:p>
          </table:table-cell>
        </table:table-row>
        <table:table-row table:style-name="ro1">
          <table:table-cell office:value-type="float" office:value="5120" calcext:value-type="float">
            <text:p>5120</text:p>
          </table:table-cell>
          <table:table-cell office:value-type="float" office:value="0.108338" calcext:value-type="float">
            <text:p>0.108338</text:p>
          </table:table-cell>
          <table:table-cell office:value-type="float" office:value="0.056682" calcext:value-type="float">
            <text:p>0.056682</text:p>
          </table:table-cell>
          <table:table-cell office:value-type="float" office:value="0.031482" calcext:value-type="float">
            <text:p>0.031482</text:p>
          </table:table-cell>
          <table:table-cell office:value-type="float" office:value="0.001222" calcext:value-type="float">
            <text:p>0.001222</text:p>
          </table:table-cell>
          <table:table-cell office:value-type="float" office:value="0" calcext:value-type="float">
            <text:p>0</text:p>
          </table:table-cell>
          <table:table-cell office:value-type="float" office:value="0.000954" calcext:value-type="float">
            <text:p>0.000954</text:p>
          </table:table-cell>
          <table:table-cell office:value-type="float" office:value="0.000997" calcext:value-type="float">
            <text:p>0.000997</text:p>
          </table:table-cell>
        </table:table-row>
        <table:table-row table:style-name="ro1">
          <table:table-cell office:value-type="float" office:value="10240" calcext:value-type="float">
            <text:p>10240</text:p>
          </table:table-cell>
          <table:table-cell office:value-type="float" office:value="0.535286" calcext:value-type="float">
            <text:p>0.535286</text:p>
          </table:table-cell>
          <table:table-cell office:value-type="float" office:value="0.224278" calcext:value-type="float">
            <text:p>0.224278</text:p>
          </table:table-cell>
          <table:table-cell office:value-type="float" office:value="0.123088" calcext:value-type="float">
            <text:p>0.123088</text:p>
          </table:table-cell>
          <table:table-cell office:value-type="float" office:value="0.002564" calcext:value-type="float">
            <text:p>0.002564</text:p>
          </table:table-cell>
          <table:table-cell office:value-type="float" office:value="0" calcext:value-type="float">
            <text:p>0</text:p>
          </table:table-cell>
          <table:table-cell office:value-type="float" office:value="0.002026" calcext:value-type="float">
            <text:p>0.002026</text:p>
          </table:table-cell>
          <table:table-cell office:value-type="float" office:value="0.00216" calcext:value-type="float">
            <text:p>0.00216</text:p>
          </table:table-cell>
        </table:table-row>
        <table:table-row table:style-name="ro1">
          <table:table-cell office:value-type="float" office:value="20480" calcext:value-type="float">
            <text:p>20480</text:p>
          </table:table-cell>
          <table:table-cell office:value-type="float" office:value="1.98922" calcext:value-type="float">
            <text:p>1.98922</text:p>
          </table:table-cell>
          <table:table-cell office:value-type="float" office:value="0.894321" calcext:value-type="float">
            <text:p>0.894321</text:p>
          </table:table-cell>
          <table:table-cell office:value-type="float" office:value="0.484478" calcext:value-type="float">
            <text:p>0.484478</text:p>
          </table:table-cell>
          <table:table-cell office:value-type="float" office:value="0.005448" calcext:value-type="float">
            <text:p>0.005448</text:p>
          </table:table-cell>
          <table:table-cell office:value-type="float" office:value="0" calcext:value-type="float">
            <text:p>0</text:p>
          </table:table-cell>
          <table:table-cell office:value-type="float" office:value="0.00444" calcext:value-type="float">
            <text:p>0.00444</text:p>
          </table:table-cell>
          <table:table-cell office:value-type="float" office:value="0.005038" calcext:value-type="float">
            <text:p>0.005038</text:p>
          </table:table-cell>
        </table:table-row>
        <table:table-row table:style-name="ro1">
          <table:table-cell office:value-type="float" office:value="40960" calcext:value-type="float">
            <text:p>40960</text:p>
          </table:table-cell>
          <table:table-cell office:value-type="float" office:value="8.136738" calcext:value-type="float">
            <text:p>8.136738</text:p>
          </table:table-cell>
          <table:table-cell office:value-type="float" office:value="3.581828" calcext:value-type="float">
            <text:p>3.581828</text:p>
          </table:table-cell>
          <table:table-cell office:value-type="float" office:value="1.929377" calcext:value-type="float">
            <text:p>1.929377</text:p>
          </table:table-cell>
          <table:table-cell office:value-type="float" office:value="0.011625" calcext:value-type="float">
            <text:p>0.011625</text:p>
          </table:table-cell>
          <table:table-cell office:value-type="float" office:value="0" calcext:value-type="float">
            <text:p>0</text:p>
          </table:table-cell>
          <table:table-cell office:value-type="float" office:value="0.009164" calcext:value-type="float">
            <text:p>0.009164</text:p>
          </table:table-cell>
          <table:table-cell office:value-type="float" office:value="0.009999" calcext:value-type="float">
            <text:p>0.009999</text:p>
          </table:table-cell>
        </table:table-row>
        <table:table-row table:style-name="ro1">
          <table:table-cell office:value-type="float" office:value="81920" calcext:value-type="float">
            <text:p>81920</text:p>
          </table:table-cell>
          <table:table-cell office:value-type="float" office:value="33.046711" calcext:value-type="float">
            <text:p>33.046711</text:p>
          </table:table-cell>
          <table:table-cell office:value-type="float" office:value="14.288198" calcext:value-type="float">
            <text:p>14.288198</text:p>
          </table:table-cell>
          <table:table-cell office:value-type="float" office:value="7.928062" calcext:value-type="float">
            <text:p>7.928062</text:p>
          </table:table-cell>
          <table:table-cell office:value-type="float" office:value="0.024343" calcext:value-type="float">
            <text:p>0.024343</text:p>
          </table:table-cell>
          <table:table-cell office:value-type="float" office:value="0" calcext:value-type="float">
            <text:p>0</text:p>
          </table:table-cell>
          <table:table-cell office:value-type="float" office:value="0.019657" calcext:value-type="float">
            <text:p>0.019657</text:p>
          </table:table-cell>
          <table:table-cell office:value-type="float" office:value="0.020459" calcext:value-type="float">
            <text:p>0.020459</text:p>
          </table:table-cell>
        </table:table-row>
        <table:table-row table:style-name="ro1">
          <table:table-cell office:value-type="float" office:value="163840" calcext:value-type="float">
            <text:p>163840</text:p>
          </table:table-cell>
          <table:table-cell office:value-type="float" office:value="132.959705" calcext:value-type="float">
            <text:p>132.959705</text:p>
          </table:table-cell>
          <table:table-cell office:value-type="float" office:value="56.96423" calcext:value-type="float">
            <text:p>56.96423</text:p>
          </table:table-cell>
          <table:table-cell office:value-type="float" office:value="31.061963" calcext:value-type="float">
            <text:p>31.061963</text:p>
          </table:table-cell>
          <table:table-cell office:value-type="float" office:value="0.050201" calcext:value-type="float">
            <text:p>0.050201</text:p>
          </table:table-cell>
          <table:table-cell office:value-type="float" office:value="0" calcext:value-type="float">
            <text:p>0</text:p>
          </table:table-cell>
          <table:table-cell office:value-type="float" office:value="0.040865" calcext:value-type="float">
            <text:p>0.040865</text:p>
          </table:table-cell>
          <table:table-cell office:value-type="float" office:value="0.043217" calcext:value-type="float">
            <text:p>0.043217</text:p>
          </table:table-cell>
        </table:table-row>
        <table:table-row table:style-name="ro1">
          <table:table-cell office:value-type="float" office:value="327680" calcext:value-type="float">
            <text:p>327680</text:p>
          </table:table-cell>
          <table:table-cell office:value-type="float" office:value="538.074054" calcext:value-type="float">
            <text:p>538.074054</text:p>
          </table:table-cell>
          <table:table-cell office:value-type="float" office:value="225.754309" calcext:value-type="float">
            <text:p>225.754309</text:p>
          </table:table-cell>
          <table:table-cell office:value-type="float" office:value="123.836563" calcext:value-type="float">
            <text:p>123.836563</text:p>
          </table:table-cell>
          <table:table-cell office:value-type="float" office:value="0.103512" calcext:value-type="float">
            <text:p>0.103512</text:p>
          </table:table-cell>
          <table:table-cell office:value-type="float" office:value="0" calcext:value-type="float">
            <text:p>0</text:p>
          </table:table-cell>
          <table:table-cell office:value-type="float" office:value="0.097003" calcext:value-type="float">
            <text:p>0.097003</text:p>
          </table:table-cell>
          <table:table-cell office:value-type="float" office:value="0.096981" calcext:value-type="float">
            <text:p>0.0969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31T00:04:45.537539230</dc:date>
    <meta:editing-duration>PT6M2S</meta:editing-duration>
    <meta:editing-cycles>1</meta:editing-cycles>
    <meta:document-statistic meta:table-count="1" meta:cell-count="136" meta:object-count="3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243cm" svg:height="8.332cm" xlink:href=".." xlink:type="simple" chart:class="chart:scatter" chart:style-name="ch1">
        <chart:legend chart:legend-position="end" svg:x="12.894cm" svg:y="2.622cm" style:legend-expansion="high" chart:style-name="ch2"/>
        <chart:plot-area chart:style-name="ch3" table:cell-range-address="data_rand.A1:data_rand.E17 data_rand.G1:data_rand.H17" chart:data-source-has-labels="row" svg:x="0.304cm" svg:y="0.166cm" svg:width="12.286cm" svg:height="8cm">
          <chartooo:coordinate-region svg:x="1.111cm" svg:y="0.365cm" svg:width="10.923cm" svg:height="7.15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_rand.B2:data_rand.B17" chart:label-cell-address="data_rand.B1:data_rand.B1" chart:class="chart:scatter">
            <chart:domain table:cell-range-address="data_rand.A2:data_rand.A17"/>
            <chart:data-point chart:repeated="16"/>
          </chart:series>
          <chart:series chart:style-name="ch7" chart:values-cell-range-address="data_rand.C2:data_rand.C17" chart:label-cell-address="data_rand.C1:data_rand.C1" chart:class="chart:scatter">
            <chart:data-point chart:repeated="16"/>
          </chart:series>
          <chart:series chart:style-name="ch8" chart:values-cell-range-address="data_rand.D2:data_rand.D17" chart:label-cell-address="data_rand.D1:data_rand.D1" chart:class="chart:scatter">
            <chart:data-point chart:repeated="16"/>
          </chart:series>
          <chart:series chart:style-name="ch9" chart:values-cell-range-address="data_rand.E2:data_rand.E17" chart:label-cell-address="data_rand.E1:data_rand.E1" chart:class="chart:scatter">
            <chart:data-point chart:repeated="16"/>
          </chart:series>
          <chart:series chart:style-name="ch10" chart:values-cell-range-address="data_rand.G2:data_rand.G17" chart:label-cell-address="data_rand.G1:data_rand.G1" chart:class="chart:scatter">
            <chart:data-point chart:repeated="16"/>
          </chart:series>
          <chart:series chart:style-name="ch11" chart:values-cell-range-address="data_rand.H2:data_rand.H17" chart:label-cell-address="data_rand.H1:data_rand.H1" chart:class="chart:scatte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ub</text:p>
                <draw:g>
                  <svg:desc>data_rand.B1:data_rand.B1</svg:desc>
                </draw:g>
              </table:table-cell>
              <table:table-cell office:value-type="string">
                <text:p>sel</text:p>
                <draw:g>
                  <svg:desc>data_rand.C1:data_rand.C1</svg:desc>
                </draw:g>
              </table:table-cell>
              <table:table-cell office:value-type="string">
                <text:p>ins</text:p>
                <draw:g>
                  <svg:desc>data_rand.D1:data_rand.D1</svg:desc>
                </draw:g>
              </table:table-cell>
              <table:table-cell office:value-type="string">
                <text:p>merge</text:p>
                <draw:g>
                  <svg:desc>data_rand.E1:data_rand.E1</svg:desc>
                </draw:g>
              </table:table-cell>
              <table:table-cell office:value-type="string">
                <text:p>quick</text:p>
                <draw:g>
                  <svg:desc>data_rand.G1:data_rand.G1</svg:desc>
                </draw:g>
              </table:table-cell>
              <table:table-cell office:value-type="string">
                <text:p>quick3</text:p>
                <draw:g>
                  <svg:desc>data_rand.H1:data_rand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data_rand.A2:data_rand.A17</svg:desc>
                </draw:g>
              </table:table-cell>
              <table:table-cell office:value-type="float" office:value="0.000005">
                <text:p>0.000005</text:p>
                <draw:g>
                  <svg:desc>data_rand.B2:data_rand.B17</svg:desc>
                </draw:g>
              </table:table-cell>
              <table:table-cell office:value-type="float" office:value="0.000005">
                <text:p>0.000005</text:p>
                <draw:g>
                  <svg:desc>data_rand.C2:data_rand.C17</svg:desc>
                </draw:g>
              </table:table-cell>
              <table:table-cell office:value-type="float" office:value="0.000003">
                <text:p>0.000003</text:p>
                <draw:g>
                  <svg:desc>data_rand.D2:data_rand.D17</svg:desc>
                </draw:g>
              </table:table-cell>
              <table:table-cell office:value-type="float" office:value="0.000006">
                <text:p>0.000006</text:p>
                <draw:g>
                  <svg:desc>data_rand.E2:data_rand.E17</svg:desc>
                </draw:g>
              </table:table-cell>
              <table:table-cell office:value-type="float" office:value="0.000004">
                <text:p>0.000004</text:p>
                <draw:g>
                  <svg:desc>data_rand.G2:data_rand.G17</svg:desc>
                </draw:g>
              </table:table-cell>
              <table:table-cell office:value-type="float" office:value="0.000005">
                <text:p>0.000005</text:p>
                <draw:g>
                  <svg:desc>data_rand.H2:data_rand.H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00011">
                <text:p>0.000011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0.000034">
                <text:p>0.000034</text:p>
              </table:table-cell>
              <table:table-cell office:value-type="float" office:value="0.00002">
                <text:p>0.00002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2">
                <text:p>0.00002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0.000065">
                <text:p>0.000065</text:p>
              </table:table-cell>
              <table:table-cell office:value-type="float" office:value="0.000033">
                <text:p>0.000033</text:p>
              </table:table-cell>
              <table:table-cell office:value-type="float" office:value="0.000017">
                <text:p>0.000017</text:p>
              </table:table-cell>
              <table:table-cell office:value-type="float" office:value="0.000023">
                <text:p>0.000023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16">
                <text:p>0.000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">
                <text:p>160</text:p>
              </table:table-cell>
              <table:table-cell office:value-type="float" office:value="0.000176">
                <text:p>0.000176</text:p>
              </table:table-cell>
              <table:table-cell office:value-type="float" office:value="0.000105">
                <text:p>0.000105</text:p>
              </table:table-cell>
              <table:table-cell office:value-type="float" office:value="0.000062">
                <text:p>0.000062</text:p>
              </table:table-cell>
              <table:table-cell office:value-type="float" office:value="0.000045">
                <text:p>0.000045</text:p>
              </table:table-cell>
              <table:table-cell office:value-type="float" office:value="0.000032">
                <text:p>0.000032</text:p>
              </table:table-cell>
              <table:table-cell office:value-type="float" office:value="0.000034">
                <text:p>0.0000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0">
                <text:p>320</text:p>
              </table:table-cell>
              <table:table-cell office:value-type="float" office:value="0.000484">
                <text:p>0.000484</text:p>
              </table:table-cell>
              <table:table-cell office:value-type="float" office:value="0.000358">
                <text:p>0.000358</text:p>
              </table:table-cell>
              <table:table-cell office:value-type="float" office:value="0.000169">
                <text:p>0.000169</text:p>
              </table:table-cell>
              <table:table-cell office:value-type="float" office:value="0.000077">
                <text:p>0.000077</text:p>
              </table:table-cell>
              <table:table-cell office:value-type="float" office:value="0.000058">
                <text:p>0.000058</text:p>
              </table:table-cell>
              <table:table-cell office:value-type="float" office:value="0.000059">
                <text:p>0.0000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0">
                <text:p>640</text:p>
              </table:table-cell>
              <table:table-cell office:value-type="float" office:value="0.002777">
                <text:p>0.002777</text:p>
              </table:table-cell>
              <table:table-cell office:value-type="float" office:value="0.00131">
                <text:p>0.00131</text:p>
              </table:table-cell>
              <table:table-cell office:value-type="float" office:value="0.000669">
                <text:p>0.000669</text:p>
              </table:table-cell>
              <table:table-cell office:value-type="float" office:value="0.000174">
                <text:p>0.000174</text:p>
              </table:table-cell>
              <table:table-cell office:value-type="float" office:value="0.000134">
                <text:p>0.000134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0">
                <text:p>1280</text:p>
              </table:table-cell>
              <table:table-cell office:value-type="float" office:value="0.00695">
                <text:p>0.00695</text:p>
              </table:table-cell>
              <table:table-cell office:value-type="float" office:value="0.003619">
                <text:p>0.003619</text:p>
              </table:table-cell>
              <table:table-cell office:value-type="float" office:value="0.002168">
                <text:p>0.002168</text:p>
              </table:table-cell>
              <table:table-cell office:value-type="float" office:value="0.000304">
                <text:p>0.000304</text:p>
              </table:table-cell>
              <table:table-cell office:value-type="float" office:value="0.000199">
                <text:p>0.000199</text:p>
              </table:table-cell>
              <table:table-cell office:value-type="float" office:value="0.00022">
                <text:p>0.000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0">
                <text:p>2560</text:p>
              </table:table-cell>
              <table:table-cell office:value-type="float" office:value="0.024161">
                <text:p>0.024161</text:p>
              </table:table-cell>
              <table:table-cell office:value-type="float" office:value="0.014457">
                <text:p>0.014457</text:p>
              </table:table-cell>
              <table:table-cell office:value-type="float" office:value="0.007767">
                <text:p>0.007767</text:p>
              </table:table-cell>
              <table:table-cell office:value-type="float" office:value="0.000576">
                <text:p>0.000576</text:p>
              </table:table-cell>
              <table:table-cell office:value-type="float" office:value="0.000448">
                <text:p>0.000448</text:p>
              </table:table-cell>
              <table:table-cell office:value-type="float" office:value="0.000461">
                <text:p>0.0004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0">
                <text:p>5120</text:p>
              </table:table-cell>
              <table:table-cell office:value-type="float" office:value="0.108338">
                <text:p>0.108338</text:p>
              </table:table-cell>
              <table:table-cell office:value-type="float" office:value="0.056682">
                <text:p>0.056682</text:p>
              </table:table-cell>
              <table:table-cell office:value-type="float" office:value="0.031482">
                <text:p>0.031482</text:p>
              </table:table-cell>
              <table:table-cell office:value-type="float" office:value="0.001222">
                <text:p>0.001222</text:p>
              </table:table-cell>
              <table:table-cell office:value-type="float" office:value="0.000954">
                <text:p>0.000954</text:p>
              </table:table-cell>
              <table:table-cell office:value-type="float" office:value="0.000997">
                <text:p>0.0009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0">
                <text:p>10240</text:p>
              </table:table-cell>
              <table:table-cell office:value-type="float" office:value="0.535286">
                <text:p>0.535286</text:p>
              </table:table-cell>
              <table:table-cell office:value-type="float" office:value="0.224278">
                <text:p>0.224278</text:p>
              </table:table-cell>
              <table:table-cell office:value-type="float" office:value="0.123088">
                <text:p>0.123088</text:p>
              </table:table-cell>
              <table:table-cell office:value-type="float" office:value="0.002564">
                <text:p>0.002564</text:p>
              </table:table-cell>
              <table:table-cell office:value-type="float" office:value="0.002026">
                <text:p>0.002026</text:p>
              </table:table-cell>
              <table:table-cell office:value-type="float" office:value="0.00216">
                <text:p>0.002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0">
                <text:p>20480</text:p>
              </table:table-cell>
              <table:table-cell office:value-type="float" office:value="1.98922">
                <text:p>1.98922</text:p>
              </table:table-cell>
              <table:table-cell office:value-type="float" office:value="0.894321">
                <text:p>0.894321</text:p>
              </table:table-cell>
              <table:table-cell office:value-type="float" office:value="0.484478">
                <text:p>0.484478</text:p>
              </table:table-cell>
              <table:table-cell office:value-type="float" office:value="0.005448">
                <text:p>0.005448</text:p>
              </table:table-cell>
              <table:table-cell office:value-type="float" office:value="0.00444">
                <text:p>0.00444</text:p>
              </table:table-cell>
              <table:table-cell office:value-type="float" office:value="0.005038">
                <text:p>0.0050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0">
                <text:p>40960</text:p>
              </table:table-cell>
              <table:table-cell office:value-type="float" office:value="8.136738">
                <text:p>8.136738</text:p>
              </table:table-cell>
              <table:table-cell office:value-type="float" office:value="3.581828">
                <text:p>3.581828</text:p>
              </table:table-cell>
              <table:table-cell office:value-type="float" office:value="1.929377">
                <text:p>1.929377</text:p>
              </table:table-cell>
              <table:table-cell office:value-type="float" office:value="0.011625">
                <text:p>0.011625</text:p>
              </table:table-cell>
              <table:table-cell office:value-type="float" office:value="0.009164">
                <text:p>0.009164</text:p>
              </table:table-cell>
              <table:table-cell office:value-type="float" office:value="0.009999">
                <text:p>0.0099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0">
                <text:p>81920</text:p>
              </table:table-cell>
              <table:table-cell office:value-type="float" office:value="33.046711">
                <text:p>33.046711</text:p>
              </table:table-cell>
              <table:table-cell office:value-type="float" office:value="14.288198">
                <text:p>14.288198</text:p>
              </table:table-cell>
              <table:table-cell office:value-type="float" office:value="7.928062">
                <text:p>7.928062</text:p>
              </table:table-cell>
              <table:table-cell office:value-type="float" office:value="0.024343">
                <text:p>0.024343</text:p>
              </table:table-cell>
              <table:table-cell office:value-type="float" office:value="0.019657">
                <text:p>0.019657</text:p>
              </table:table-cell>
              <table:table-cell office:value-type="float" office:value="0.020459">
                <text:p>0.0204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0">
                <text:p>163840</text:p>
              </table:table-cell>
              <table:table-cell office:value-type="float" office:value="132.959705">
                <text:p>132.959705</text:p>
              </table:table-cell>
              <table:table-cell office:value-type="float" office:value="56.96423">
                <text:p>56.96423</text:p>
              </table:table-cell>
              <table:table-cell office:value-type="float" office:value="31.061963">
                <text:p>31.061963</text:p>
              </table:table-cell>
              <table:table-cell office:value-type="float" office:value="0.050201">
                <text:p>0.050201</text:p>
              </table:table-cell>
              <table:table-cell office:value-type="float" office:value="0.040865">
                <text:p>0.040865</text:p>
              </table:table-cell>
              <table:table-cell office:value-type="float" office:value="0.043217">
                <text:p>0.0432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80">
                <text:p>327680</text:p>
              </table:table-cell>
              <table:table-cell office:value-type="float" office:value="538.074054">
                <text:p>538.074054</text:p>
              </table:table-cell>
              <table:table-cell office:value-type="float" office:value="225.754309">
                <text:p>225.754309</text:p>
              </table:table-cell>
              <table:table-cell office:value-type="float" office:value="123.836563">
                <text:p>123.836563</text:p>
              </table:table-cell>
              <table:table-cell office:value-type="float" office:value="0.103512">
                <text:p>0.103512</text:p>
              </table:table-cell>
              <table:table-cell office:value-type="float" office:value="0.097003">
                <text:p>0.097003</text:p>
              </table:table-cell>
              <table:table-cell office:value-type="float" office:value="0.096981">
                <text:p>0.0969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75cm" svg:height="9.28cm" xlink:href=".." xlink:type="simple" chart:class="chart:scatter" chart:style-name="ch1">
        <chart:legend chart:legend-position="end" svg:x="13.626cm" svg:y="3.843cm" style:legend-expansion="high" chart:style-name="ch2"/>
        <chart:plot-area chart:style-name="ch3" table:cell-range-address="data_rand.A1:data_rand.A17 data_rand.E1:data_rand.E17 data_rand.G1:data_rand.H17" chart:data-source-has-labels="row" svg:x="0.682cm" svg:y="0.232cm" svg:width="12.991cm" svg:height="8.881cm">
          <chartooo:coordinate-region svg:x="1.594cm" svg:y="0.431cm" svg:width="11.522cm" svg:height="8.03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_rand.E2:data_rand.E17" chart:label-cell-address="data_rand.E1:data_rand.E1" chart:class="chart:scatter">
            <chart:domain table:cell-range-address="data_rand.A2:data_rand.A17"/>
            <chart:data-point chart:repeated="16"/>
          </chart:series>
          <chart:series chart:style-name="ch7" chart:values-cell-range-address="data_rand.G2:data_rand.G17" chart:label-cell-address="data_rand.G1:data_rand.G1" chart:class="chart:scatter">
            <chart:data-point chart:repeated="16"/>
          </chart:series>
          <chart:series chart:style-name="ch8" chart:values-cell-range-address="data_rand.H2:data_rand.H17" chart:label-cell-address="data_rand.H1:data_rand.H1" chart:class="chart:scatter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erge</text:p>
                <draw:g>
                  <svg:desc>data_rand.E1:data_rand.E1</svg:desc>
                </draw:g>
              </table:table-cell>
              <table:table-cell office:value-type="string">
                <text:p>quick</text:p>
                <draw:g>
                  <svg:desc>data_rand.G1:data_rand.G1</svg:desc>
                </draw:g>
              </table:table-cell>
              <table:table-cell office:value-type="string">
                <text:p>quick3</text:p>
                <draw:g>
                  <svg:desc>data_rand.H1:data_rand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data_rand.A2:data_rand.A17</svg:desc>
                </draw:g>
              </table:table-cell>
              <table:table-cell office:value-type="float" office:value="0.000006">
                <text:p>0.000006</text:p>
                <draw:g>
                  <svg:desc>data_rand.E2:data_rand.E17</svg:desc>
                </draw:g>
              </table:table-cell>
              <table:table-cell office:value-type="float" office:value="0.000004">
                <text:p>0.000004</text:p>
                <draw:g>
                  <svg:desc>data_rand.G2:data_rand.G17</svg:desc>
                </draw:g>
              </table:table-cell>
              <table:table-cell office:value-type="float" office:value="0.000005">
                <text:p>0.000005</text:p>
                <draw:g>
                  <svg:desc>data_rand.H2:data_rand.H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0.00002">
                <text:p>0.00002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0.000023">
                <text:p>0.000023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16">
                <text:p>0.000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">
                <text:p>160</text:p>
              </table:table-cell>
              <table:table-cell office:value-type="float" office:value="0.000045">
                <text:p>0.000045</text:p>
              </table:table-cell>
              <table:table-cell office:value-type="float" office:value="0.000032">
                <text:p>0.000032</text:p>
              </table:table-cell>
              <table:table-cell office:value-type="float" office:value="0.000034">
                <text:p>0.0000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0">
                <text:p>320</text:p>
              </table:table-cell>
              <table:table-cell office:value-type="float" office:value="0.000077">
                <text:p>0.000077</text:p>
              </table:table-cell>
              <table:table-cell office:value-type="float" office:value="0.000058">
                <text:p>0.000058</text:p>
              </table:table-cell>
              <table:table-cell office:value-type="float" office:value="0.000059">
                <text:p>0.0000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0">
                <text:p>640</text:p>
              </table:table-cell>
              <table:table-cell office:value-type="float" office:value="0.000174">
                <text:p>0.000174</text:p>
              </table:table-cell>
              <table:table-cell office:value-type="float" office:value="0.000134">
                <text:p>0.000134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0">
                <text:p>1280</text:p>
              </table:table-cell>
              <table:table-cell office:value-type="float" office:value="0.000304">
                <text:p>0.000304</text:p>
              </table:table-cell>
              <table:table-cell office:value-type="float" office:value="0.000199">
                <text:p>0.000199</text:p>
              </table:table-cell>
              <table:table-cell office:value-type="float" office:value="0.00022">
                <text:p>0.000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0">
                <text:p>2560</text:p>
              </table:table-cell>
              <table:table-cell office:value-type="float" office:value="0.000576">
                <text:p>0.000576</text:p>
              </table:table-cell>
              <table:table-cell office:value-type="float" office:value="0.000448">
                <text:p>0.000448</text:p>
              </table:table-cell>
              <table:table-cell office:value-type="float" office:value="0.000461">
                <text:p>0.0004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0">
                <text:p>5120</text:p>
              </table:table-cell>
              <table:table-cell office:value-type="float" office:value="0.001222">
                <text:p>0.001222</text:p>
              </table:table-cell>
              <table:table-cell office:value-type="float" office:value="0.000954">
                <text:p>0.000954</text:p>
              </table:table-cell>
              <table:table-cell office:value-type="float" office:value="0.000997">
                <text:p>0.0009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0">
                <text:p>10240</text:p>
              </table:table-cell>
              <table:table-cell office:value-type="float" office:value="0.002564">
                <text:p>0.002564</text:p>
              </table:table-cell>
              <table:table-cell office:value-type="float" office:value="0.002026">
                <text:p>0.002026</text:p>
              </table:table-cell>
              <table:table-cell office:value-type="float" office:value="0.00216">
                <text:p>0.002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0">
                <text:p>20480</text:p>
              </table:table-cell>
              <table:table-cell office:value-type="float" office:value="0.005448">
                <text:p>0.005448</text:p>
              </table:table-cell>
              <table:table-cell office:value-type="float" office:value="0.00444">
                <text:p>0.00444</text:p>
              </table:table-cell>
              <table:table-cell office:value-type="float" office:value="0.005038">
                <text:p>0.0050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0">
                <text:p>40960</text:p>
              </table:table-cell>
              <table:table-cell office:value-type="float" office:value="0.011625">
                <text:p>0.011625</text:p>
              </table:table-cell>
              <table:table-cell office:value-type="float" office:value="0.009164">
                <text:p>0.009164</text:p>
              </table:table-cell>
              <table:table-cell office:value-type="float" office:value="0.009999">
                <text:p>0.0099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0">
                <text:p>81920</text:p>
              </table:table-cell>
              <table:table-cell office:value-type="float" office:value="0.024343">
                <text:p>0.024343</text:p>
              </table:table-cell>
              <table:table-cell office:value-type="float" office:value="0.019657">
                <text:p>0.019657</text:p>
              </table:table-cell>
              <table:table-cell office:value-type="float" office:value="0.020459">
                <text:p>0.0204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0">
                <text:p>163840</text:p>
              </table:table-cell>
              <table:table-cell office:value-type="float" office:value="0.050201">
                <text:p>0.050201</text:p>
              </table:table-cell>
              <table:table-cell office:value-type="float" office:value="0.040865">
                <text:p>0.040865</text:p>
              </table:table-cell>
              <table:table-cell office:value-type="float" office:value="0.043217">
                <text:p>0.0432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80">
                <text:p>327680</text:p>
              </table:table-cell>
              <table:table-cell office:value-type="float" office:value="0.103512">
                <text:p>0.103512</text:p>
              </table:table-cell>
              <table:table-cell office:value-type="float" office:value="0.097003">
                <text:p>0.097003</text:p>
              </table:table-cell>
              <table:table-cell office:value-type="float" office:value="0.096981">
                <text:p>0.0969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55cm" svg:height="8.994cm" xlink:href=".." xlink:type="simple" chart:class="chart:scatter" chart:style-name="ch1">
        <chart:legend chart:legend-position="end" svg:x="13.209cm" svg:y="2.704cm" style:legend-expansion="high" chart:style-name="ch2"/>
        <chart:plot-area chart:style-name="ch3" table:cell-range-address="data_rand.A1:data_rand.H4" chart:data-source-has-labels="row" svg:x="0.319cm" svg:y="0.179cm" svg:width="12.571cm" svg:height="8.636cm">
          <chartooo:coordinate-region svg:x="1.972cm" svg:y="0.379cm" svg:width="10.731cm" svg:height="7.78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_rand.B2:data_rand.B4" chart:label-cell-address="data_rand.B1:data_rand.B1" chart:class="chart:scatter">
            <chart:domain table:cell-range-address="data_rand.A2:data_rand.A4"/>
            <chart:data-point chart:repeated="3"/>
          </chart:series>
          <chart:series chart:style-name="ch7" chart:values-cell-range-address="data_rand.C2:data_rand.C4" chart:label-cell-address="data_rand.C1:data_rand.C1" chart:class="chart:scatter">
            <chart:data-point chart:repeated="3"/>
          </chart:series>
          <chart:series chart:style-name="ch8" chart:values-cell-range-address="data_rand.D2:data_rand.D4" chart:label-cell-address="data_rand.D1:data_rand.D1" chart:class="chart:scatter">
            <chart:data-point chart:repeated="3"/>
          </chart:series>
          <chart:series chart:style-name="ch9" chart:values-cell-range-address="data_rand.E2:data_rand.E4" chart:label-cell-address="data_rand.E1:data_rand.E1" chart:class="chart:scatter">
            <chart:data-point chart:repeated="3"/>
          </chart:series>
          <chart:series chart:style-name="ch10" chart:values-cell-range-address="data_rand.F2:data_rand.F4" chart:label-cell-address="data_rand.F1:data_rand.F1" chart:class="chart:scatter">
            <chart:data-point chart:repeated="3"/>
          </chart:series>
          <chart:series chart:style-name="ch11" chart:values-cell-range-address="data_rand.G2:data_rand.G4" chart:label-cell-address="data_rand.G1:data_rand.G1" chart:class="chart:scatter">
            <chart:data-point chart:repeated="3"/>
          </chart:series>
          <chart:series chart:style-name="ch12" chart:values-cell-range-address="data_rand.H2:data_rand.H4" chart:label-cell-address="data_rand.H1:data_rand.H1" chart:class="chart:scatte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ub</text:p>
                <draw:g>
                  <svg:desc>data_rand.B1:data_rand.B1</svg:desc>
                </draw:g>
              </table:table-cell>
              <table:table-cell office:value-type="string">
                <text:p>sel</text:p>
                <draw:g>
                  <svg:desc>data_rand.C1:data_rand.C1</svg:desc>
                </draw:g>
              </table:table-cell>
              <table:table-cell office:value-type="string">
                <text:p>ins</text:p>
                <draw:g>
                  <svg:desc>data_rand.D1:data_rand.D1</svg:desc>
                </draw:g>
              </table:table-cell>
              <table:table-cell office:value-type="string">
                <text:p>merge</text:p>
                <draw:g>
                  <svg:desc>data_rand.E1:data_rand.E1</svg:desc>
                </draw:g>
              </table:table-cell>
              <table:table-cell office:value-type="string">
                <text:p>in_merge</text:p>
                <draw:g>
                  <svg:desc>data_rand.F1:data_rand.F1</svg:desc>
                </draw:g>
              </table:table-cell>
              <table:table-cell office:value-type="string">
                <text:p>quick</text:p>
                <draw:g>
                  <svg:desc>data_rand.G1:data_rand.G1</svg:desc>
                </draw:g>
              </table:table-cell>
              <table:table-cell office:value-type="string">
                <text:p>quick3</text:p>
                <draw:g>
                  <svg:desc>data_rand.H1:data_rand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data_rand.A2:data_rand.A4</svg:desc>
                </draw:g>
              </table:table-cell>
              <table:table-cell office:value-type="float" office:value="0.000005">
                <text:p>0.000005</text:p>
                <draw:g>
                  <svg:desc>data_rand.B2:data_rand.B4</svg:desc>
                </draw:g>
              </table:table-cell>
              <table:table-cell office:value-type="float" office:value="0.000005">
                <text:p>0.000005</text:p>
                <draw:g>
                  <svg:desc>data_rand.C2:data_rand.C4</svg:desc>
                </draw:g>
              </table:table-cell>
              <table:table-cell office:value-type="float" office:value="0.000003">
                <text:p>0.000003</text:p>
                <draw:g>
                  <svg:desc>data_rand.D2:data_rand.D4</svg:desc>
                </draw:g>
              </table:table-cell>
              <table:table-cell office:value-type="float" office:value="0.000006">
                <text:p>0.000006</text:p>
                <draw:g>
                  <svg:desc>data_rand.E2:data_rand.E4</svg:desc>
                </draw:g>
              </table:table-cell>
              <table:table-cell office:value-type="float" office:value="0">
                <text:p>0</text:p>
                <draw:g>
                  <svg:desc>data_rand.F2:data_rand.F4</svg:desc>
                </draw:g>
              </table:table-cell>
              <table:table-cell office:value-type="float" office:value="0.000004">
                <text:p>0.000004</text:p>
                <draw:g>
                  <svg:desc>data_rand.G2:data_rand.G4</svg:desc>
                </draw:g>
              </table:table-cell>
              <table:table-cell office:value-type="float" office:value="0.000005">
                <text:p>0.000005</text:p>
                <draw:g>
                  <svg:desc>data_rand.H2:data_rand.H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00011">
                <text:p>0.000011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12">
                <text:p>0.000012</text:p>
              </table:table-cell>
              <table:table-cell office:value-type="float" office:value="0">
                <text:p>0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0.000034">
                <text:p>0.000034</text:p>
              </table:table-cell>
              <table:table-cell office:value-type="float" office:value="0.00002">
                <text:p>0.00002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2">
                <text:p>0.00002</text:p>
              </table:table-cell>
              <table:table-cell office:value-type="float" office:value="0">
                <text:p>0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7">
                <text:p>0.00000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